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c1bc3" officeooo:paragraph-rsid="000c1bc3"/>
    </style:style>
    <style:style style:name="P2" style:family="paragraph" style:parent-style-name="Preformatted_20_Text">
      <style:text-properties style:font-name="Liberation Mono" fo:font-size="10pt" officeooo:rsid="000c1bc3" officeooo:paragraph-rsid="000c1bc3" style:font-name-asian="Noto Sans Mono CJK SC" style:font-size-asian="10pt" style:font-name-complex="Liberation Mono" style:font-size-complex="10pt"/>
    </style:style>
    <style:style style:name="P3" style:family="paragraph" style:parent-style-name="Preformatted_20_Text">
      <style:text-properties officeooo:paragraph-rsid="000c1bc3"/>
    </style:style>
    <style:style style:name="P4" style:family="paragraph" style:parent-style-name="Preformatted_20_Text">
      <style:text-properties officeooo:rsid="000c442a" officeooo:paragraph-rsid="000c442a"/>
    </style:style>
    <style:style style:name="T1" style:family="text">
      <style:text-properties officeooo:rsid="000c1bc3"/>
    </style:style>
    <style:style style:name="T2" style:family="text">
      <style:text-properties style:font-name="Liberation Mono" fo:font-size="10pt" officeooo:rsid="000c1bc3" style:font-name-asian="Noto Sans Mono CJK SC" style:font-size-asian="10pt" style:font-name-complex="Liberation Mono" style:font-size-complex="10pt"/>
    </style:style>
    <style:style style:name="T3" style:family="text">
      <style:text-properties officeooo:rsid="000c44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 DOCUMENTATION</text:p>
      <text:p text:style-name="P1">The system is comprised of 4 API endpoints:</text:p>
      <text:p text:style-name="P1">1. /add_event.php</text:p>
      <text:p text:style-name="P1">Used to add new events</text:p>
      <text:p text:style-name="P2">Allowed requests: POST</text:p>
      <text:p text:style-name="P1">2. /delete_event.php</text:p>
      <text:p text:style-name="P1">Used to delete a specific event</text:p>
      <text:p text:style-name="P1">Allowed requests: DELETE</text:p>
      <text:p text:style-name="P1">3. /update_event.php</text:p>
      <text:p text:style-name="P1">Used to update the details of a specific event</text:p>
      <text:p text:style-name="P1">Allowed requests: PUT</text:p>
      <text:p text:style-name="P1">4. /fetch_event.php</text:p>
      <text:p text:style-name="P1">Used to fetch all events</text:p>
      <text:p text:style-name="P1">Allowed requests: GET</text:p>
      <text:p text:style-name="P3"><text:span text:style-name="T1">The four endpoints have been connected to the </text:span><text:span text:style-name="T2">database.</text:span></text:p>
      <text:p text:style-name="P3"><text:span text:style-name="T2"/></text:p>
      <text:p text:style-name="P4">Interaction between the front-end and back-end has been achieved through AJAX where upon triggering of certain events on the front-end results in specific AJAX calls being made to the 4 php files to perform the specified CRUD operations.</text:p>
      <text:p text:style-name="P4"/>
      <text:p text:style-name="P4">The blocks of AJAX code are in the app-calender.js file where the sections of code that were previously handling CRUD operations were replaced with the blocks of AJAX code. </text:p>
      <text:p text:style-name="P4"/>
      <text:p text:style-name="P1">Database Set-up</text:p>
      <text:p text:style-name="P1">The database consists of 1 table: event which holds all event details.</text:p>
      <text:p text:style-name="P1">Below is the structure of the table:</text:p>
      <text:p text:style-name="P1">id: INT AUTOINC PRIMARY KEY</text:p>
      <text:p text:style-name="P1">eventTitle: VARCHAR<text:span text:style-name="T3">(50)</text:span> NOT NULL</text:p>
      <text:p text:style-name="P1">eventLabel: <text:span text:style-name="T3">VARCHAR(50) NOT NULL</text:span></text:p>
      <text:p text:style-name="P1">eventStartDate: DATE NOT NULL</text:p>
      <text:p text:style-name="P1">eventEndDate: DATE NOT NULL</text:p>
      <text:p text:style-name="P4">allDaySwitch: TINYINT</text:p>
      <text:p text:style-name="P4">eventGuests: VARCHAR(255)</text:p>
      <text:p text:style-name="P4">eventURL: VARCHAR(50)</text:p>
      <text:p text:style-name="P4">eventDescription: VARCHAR (255)</text:p>
      <text:p text:style-name="P4">eventLocation:VARCHAR (100)</text:p>
      <text:p text:style-name="P4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8-09T19:31:59.322700143</dc:date>
    <meta:editing-duration>PT10M26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30" meta:word-count="184" meta:character-count="1205" meta:non-whitespace-character-count="1050"/>
  </office:meta>
</office:document-meta>
</file>